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0" table:default-cell-style-name="ce1"/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table:style-name="Default" table:number-columns-repeated="15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57"/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number-columns-repeated="160" office:value-type="float" office:value="1" calcext:value-type="float">
            <text:p>1</text:p>
          </table:table-cell>
        </table:table-row>
        <table:table-row table:style-name="ro1">
          <table:table-cell table:number-columns-repeated="16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8T01:43:30.823000000</meta:creation-date>
    <meta:editing-cycles>1</meta:editing-cycles>
    <meta:editing-duration>PT10M23S</meta:editing-duration>
    <dc:date>2022-05-28T02:06:23.848000000</dc:date>
    <meta:document-statistic meta:table-count="1" meta:cell-count="2886" meta:object-count="0"/>
    <meta:generator>LibreOffice/7.3.3.2$Windows_X86_64 LibreOffice_project/d1d0ea68f081ee2800a922cac8f79445e4603348</meta:generator>
    <meta:user-defined meta:name="ProgId">Excel.Sheet</meta:user-defined>
  </office:meta>
</office:document-meta>
</file>